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/>
      <style:text-properties fo:font-size="18pt" fo:font-weight="bold" officeooo:rsid="001820a8" officeooo:paragraph-rsid="001820a8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/>
      <style:text-properties fo:font-size="18pt" fo:font-weight="bold" officeooo:paragraph-rsid="001820a8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/>
      <style:text-properties fo:background-color="#a4c2f4"/>
    </style:style>
    <style:style style:name="P9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/>
      <style:text-properties fo:font-size="12pt" fo:font-weight="bold" officeooo:paragraph-rsid="001820a8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officeooo:rsid="001820a8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Diseño de PCBs - CESE</text:p>
      <text:p text:style-name="P4">Hoja de presentación de proyecto</text:p>
      <text:p text:style-name="P1"/>
      <text:p text:style-name="P1"><text:span text:style-name="T1">Nombre corto del proyecto:</text:span> </text:p>
      <text:p text:style-name="P6">Driver para motores para la EDU-CIAA</text:p>
      <text:p text:style-name="P1"/>
      <text:p text:style-name="P8">Autor:</text:p>
      <text:p text:style-name="P6">Horacio Martínez</text:p>
      <text:p text:style-name="P1"/>
      <text:p text:style-name="P8">Fecha de este documento::</text:p>
      <text:p text:style-name="P1"/>
      <text:p text:style-name="P5"><text:span text:style-name="T3">23</text:span> Octubre de 2016</text:p>
      <text:p text:style-name="P1"/>
      <text:p text:style-name="P8">Licencia:</text:p>
      <text:p text:style-name="P3">BSD</text:p>
      <text:p text:style-name="P1"/>
      <text:p text:style-name="P1"/>
      <text:p text:style-name="P8">Repositorio de trabajo:</text:p>
      <text:p text:style-name="P7"><text:span text:style-name="T3">https://github.com/martinezhoracio/tp_KiCad_2016</text:span></text:p>
      <text:p text:style-name="P9"/>
      <text:p text:style-name="P9"><text:span text:style-name="T2"/></text:p>
      <text:p text:style-name="P1"/>
      <text:p text:style-name="P8">Descripción:</text:p>
      <text:p text:style-name="P10"><text:span text:style-name="T3">Este circuito implementa un controlador para dos motores paso a paso o cuatro motores DC de baja potencia. Podra usarse con la EDU-CIAA con una fuente de alimentacion externa.</text:span></text:p>
      <text:p text:style-name="P1"/>
      <text:p text:style-name="P8">Requisitos del profesor:</text:p>
      <text:p text:style-name="P11">Colocar los requisitos acordados con el profesor. Por ejemplo funciones mínimas, número de capas, tipo de fabricación, tipo de componentes y tecnología de montaje, circuitos de referencia charlados en clase, etc.</text:p>
      <text:p text:style-name="P11">Requisitos comunes a todos: </text:p>
      <text:list xml:id="list8529437094407375868" text:style-name="WWNum2">
        <text:list-item>
          <text:p text:style-name="P13">Licencia abierta (se tiene que poder publicar los archivos KiCad y la funcionalidad del circuito).</text:p>
        </text:list-item>
        <text:list-item>
          <text:p text:style-name="P13">Utilizar Kicad 4.0.x. </text:p>
        </text:list-item>
        <text:list-item>
          <text:p text:style-name="P13">Consolidar toda la documentación en forma organizada dentro del directorio de proyecto de KiCad.</text:p>
        </text:list-item>
        <text:list-item>
          <text:p text:style-name="P13">Aplicar una licencia o aclarar el Copyright.</text:p>
        </text:list-item>
        <text:list-item>
          <text:p text:style-name="P13">Considerar en cada caso, los aspectos vistos referente a documentación.</text:p>
        </text:list-item>
        <text:list-item>
          <text:p text:style-name="P13">Realizar diseño jerárquico salvo en circuitos muy pequeños.</text:p>
        </text:list-item>
        <text:list-item>
          <text:p text:style-name="P13">Siempre que sea posible, considerar para los diseños componentes que se consigan en el mercado local.</text:p>
        </text:list-item>
        <text:list-item>
          <text:p text:style-name="P13">Se utilizará como proveedor de referencia a Mayer (para las reglas de diseño). </text:p>
        </text:list-item>
        <text:list-item>
          <text:p text:style-name="P13">Indicar que tipo/calidad de placa se considera para el diseño, intentando siempre que sea posible, seleccionar la de menor costo. </text:p>
        </text:list-item>
      </text:list>
      <text:p text:style-name="P1"><text:soft-page-break/></text:p>
      <text:p text:style-name="P12"/>
      <text:p text:style-name="P8">Tareas y Alcance:</text:p>
      <text:p text:style-name="P11">Indicar hasta donde se pretende llegar con el diseño y que tareas involucra. Por ejemplo:</text:p>
      <text:list xml:id="list6214128230981280426" text:style-name="WWNum1">
        <text:list-item>
          <text:p text:style-name="P14">Búsqueda de esquemáticos de referencia. (Obligatorio)</text:p>
        </text:list-item>
        <text:list-item>
          <text:p text:style-name="P14">Adaptaciones de esquemático. </text:p>
        </text:list-item>
        <text:list-item>
          <text:p text:style-name="P14">Ingreso de esquemático a Kicad. (Obligatorio)</text:p>
        </text:list-item>
        <text:list-item>
          <text:p text:style-name="P14">Revisión del esquemático por un tercero. (Obligatorio)</text:p>
        </text:list-item>
        <text:list-item>
          <text:p text:style-name="P14">Cálculo de presupuesto y proveedores de componentes. <text:s/>(Obligatorio)</text:p>
        </text:list-item>
        <text:list-item>
          <text:p text:style-name="P14">Selección de footprints. (Obligatorio)</text:p>
        </text:list-item>
        <text:list-item>
          <text:p text:style-name="P14">Ubicación de componentes. (Depende lo acordado)</text:p>
        </text:list-item>
        <text:list-item>
          <text:p text:style-name="P14">Ruteo. (Depende lo acordado)</text:p>
        </text:list-item>
        <text:list-item>
          <text:p text:style-name="P14">Generación de Gerbers. <text:s/>(Depende lo acordado)</text:p>
        </text:list-item>
        <text:list-item>
          <text:p text:style-name="P14">Fabricación de prototipo. (Depende lo acordado)</text:p>
        </text:list-item>
        <text:list-item>
          <text:p text:style-name="P14">Validación funcional. (Depende lo acordado)</text:p>
        </text:list-item>
      </text:list>
      <text:p text:style-name="P1"/>
      <text:p text:style-name="P1"/>
      <text:p text:style-name="P8">Enlaces:</text:p>
      <text:p text:style-name="P11">Colocar enlaces relevantes de referencia si los hay.</text:p>
      <text:p text:style-name="P1"/>
      <text:p text:style-name="P1"/>
      <text:p text:style-name="P8">Imágenes:</text:p>
      <text:p text:style-name="P11">Colocar imágenes ilustrativas, por ejemplo diseño o estado actual, producto similar o a copiar, et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6-11-27T20:09:53.651452436</dc:date>
    <meta:editing-duration>PT2M44S</meta:editing-duration>
    <meta:editing-cycles>2</meta:editing-cycles>
    <meta:document-statistic meta:table-count="0" meta:image-count="0" meta:object-count="0" meta:page-count="2" meta:paragraph-count="43" meta:word-count="337" meta:character-count="2238" meta:non-whitespace-character-count="1955"/>
  </office:meta>
</office:document-meta>
</file>